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font-size="10pt" fo:language="uk" fo:country="UA" style:font-size-asian="10pt" style:font-size-complex="10pt"/>
    </style:style>
    <style:style style:name="P2" style:family="paragraph" style:parent-style-name="Normal" style:master-page-name="MP0">
      <style:paragraph-properties style:page-number="auto" fo:break-before="page"/>
      <style:text-properties fo:font-size="10pt" fo:language="uk" fo:country="UA" style:font-size-asian="10pt" style:font-size-complex="10pt"/>
    </style:style>
    <style:style style:name="P3" style:family="paragraph" style:parent-style-name="Normal">
      <style:text-properties officeooo:paragraph-rsid="0017b3aa"/>
    </style:style>
    <style:style style:name="P4" style:family="paragraph" style:parent-style-name="Normal">
      <style:text-properties officeooo:paragraph-rsid="00196fd9"/>
    </style:style>
    <style:style style:name="T1" style:family="text">
      <style:text-properties fo:font-size="10pt" fo:language="uk" fo:country="UA" officeooo:rsid="0017b3aa" style:font-size-asian="10pt" style:font-size-complex="10pt"/>
    </style:style>
    <style:style style:name="T2" style:family="text">
      <style:text-properties fo:font-size="10pt" fo:language="uk" fo:country="UA" officeooo:rsid="00196fd9"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Визначити та описати проблему, вирішенню якої буде присвячена курсова робота.</text:p>
      <text:p text:style-name="P1"/>
      <text:p text:style-name="P3"><text:span text:style-name="Default_20_Paragraph_20_Font"><text:span text:style-name="T1">В сучасному світі у людини, яка веде активний спосіб життя та хоче набути широкого кола знайомств обов’язково виникнуть трудноші з тим, щоб запам’ятати інформацію про свої знайомих. </text:span></text:span></text:p>
      <text:p text:style-name="P3"><text:span text:style-name="Default_20_Paragraph_20_Font"><text:span text:style-name="T1">Кейт Феррацці у свої книзі “Ніколи не їжте на одинці” рекомендує кожному, хто хоче завести широке коло знайомств завести собі записник для збереження інформації про кожну нову людину. На жаль, усі люди, які хочуть втілити цю пораду в життя, стикаються з тією проблемою, що у паперовому форматі дуже важко </text:span></text:span><text:span text:style-name="Default_20_Paragraph_20_Font"><text:span text:style-name="T2">сортувати та оновлювати записану інформацію. </text:span></text:span></text:p>
      <text:p text:style-name="P4"><text:span text:style-name="Default_20_Paragraph_20_Font"><text:span text:style-name="T2">Саме тому мій додаток буде дуже актуальним. Він дозволить не просто зберігати інформацію, але й оновлювати, додавати, видаляти та сортувати друзів у дуже зручний спосіб.</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Жека Мороз</meta:initial-creator>
    <meta:creation-date>2018-02-24T18:11:00Z</meta:creation-date>
    <dc:date>2018-03-09T23:25:10.954119534</dc:date>
    <meta:editing-cycles>2</meta:editing-cycles>
    <meta:editing-duration>PT2M9S</meta:editing-duration>
    <meta:document-statistic meta:table-count="0" meta:image-count="0" meta:object-count="0" meta:page-count="1" meta:paragraph-count="4" meta:word-count="117" meta:character-count="782" meta:non-whitespace-character-count="667"/>
    <meta:template xlink:type="simple" xlink:actuate="onRequest" xlink:title="" xlink:href="Normal.dotm"/>
  </office:meta>
</office:document-meta>
</file>